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Number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itain Needs an Intervention</text:p>
      <text:p text:style-name="Standard">By RickPublic<text:line-break/></text:p>
      <text:p text:style-name="Standard">Britain is not broken, but it is breaking. The signs are unmistakable: NHS queues stretching for hours, a generation priced out of home ownership, and ministers lurching between culture wars while local authorities collapse. The UK is drifting—not from a single policy failure, but from decades of systemic neglect.</text:p>
      <text:p text:style-name="Standard">This decline isn’t inevitable. It is the result of failed strategies, performative politics, and institutional rot. The deeper tragedy is that most voters know it. What’s missing is a credible, non-partisan framework for recovery—a route out of stagnation that doesn’t rely on nostalgia or scapegoats.</text:p>
      <text:p text:style-name="Standard">That’s why we’ve released the UK Party Intervention Platform—a public, open-source strategy to rescue British democracy, economy, and trust in public life. It’s not a party. It’s a plan. And it’s built around five core ‘Fixes’:</text:p>
      <text:list xml:id="list8781830848855588064" text:style-name="Outline">
        <text:list-item>
          <text:p text:style-name="List_20_Number">Rebuild Growth: Invest in infrastructure, skills, and green industries. Re-engage with EU markets where feasible.</text:p>
        </text:list-item>
        <text:list-item>
          <text:p text:style-name="List_20_Number">Fix Daily Life: Enforce anti-monopoly laws, tax land not wages, and build housing where people actually live.</text:p>
        </text:list-item>
        <text:list-item>
          <text:p text:style-name="List_20_Number">Rescue Public Services: Audit the NHS, schools and transport systems. Insource failing contracts and reward performance.</text:p>
        </text:list-item>
        <text:list-item>
          <text:p text:style-name="List_20_Number">Heal Inequality: Introduce land value tax, baby bonds, and regionally balanced spending.</text:p>
        </text:list-item>
        <text:list-item>
          <text:p text:style-name="List_20_Number">Fix Democracy: Replace First Past the Post, create regional assemblies, and codify a modern constitution.</text:p>
        </text:list-item>
      </text:list>
      <text:p text:style-name="Standard">These reforms are not utopian. They are already working—in Scotland, in Germany, and in mayoral cities across the UK. But they won’t be delivered by a two-party system trapped in mutual contempt. We need cross-party reformers—MPs, mayors, civic leaders, and citizens—to align around shared goals, not just shared grievances.</text:p>
      <text:p text:style-name="Standard">This isn’t a left or right proposal. It’s a rejection of fatalism. Britain doesn’t need another election slogan. It needs an intervention. And if none of the parties will do it, we—the public—must.</text:p>
      <text:p text:style-name="Standard">Read the full platform and download the recovery blueprint at: [insert Substack URL or file link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7-08T17:21:36.05</dc:date>
    <meta:editing-duration>P0D</meta:editing-duration>
    <meta:generator>OpenOffice/4.1.15$Win32 OpenOffice.org_project/4115m2$Build-9813</meta:generator>
    <meta:document-statistic meta:table-count="0" meta:image-count="0" meta:object-count="0" meta:page-count="1" meta:paragraph-count="13" meta:word-count="314" meta:character-count="2049"/>
    <dc:creator>Rick Ballard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